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/>
      <style:text-properties fo:color="#3deb3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/>
      <style:text-properties fo:color="#ff0000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/>
      <style:text-properties fo:color="#ff950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olution to Problem 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Initial Price</text:p>
          </table:table-cell>
          <table:table-cell office:value-type="float" office:value="19.95">
            <text:p>19.95</text:p>
          </table:table-cell>
          <table:table-cell office:value-type="float" office:value="24.95">
            <text:p>24.95</text:p>
          </table:table-cell>
          <table:table-cell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string">
            <text:p>Up to</text:p>
          </table:table-cell>
          <table:table-cell office:value-type="float" office:value="5">
            <text:p>5.00</text:p>
          </table:table-cell>
          <table:table-cell office:value-type="float" office:value="15">
            <text:p>15.00</text:p>
          </table:table-cell>
          <table:table-cell table:formula="of:=24*31" office:value-type="float" office:value="744">
            <text:p>744.00</text:p>
          </table:table-cell>
        </table:table-row>
        <table:table-row table:style-name="ro1">
          <table:table-cell table:number-columns-repeated="2"/>
          <table:table-cell office:value-type="string">
            <text:p>Add Hrs</text:p>
          </table:table-cell>
          <table:table-cell table:number-columns-repeated="2" office:value-type="float" office:value="0.75">
            <text:p>0.7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p to</text:p>
          </table:table-cell>
          <table:table-cell office:value-type="float" office:value="20">
            <text:p>20.00</text:p>
          </table:table-cell>
          <table:table-cell office:value-type="float" office:value="25">
            <text:p>25.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dd Hrs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Hours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3" table:formula="of:=IF([.$C11]&lt;=[.D$5];[.D$4];IF([.$C11]&lt;=[.D$7];[.D$4]+([.$C11]-[.D$5])*[.D$6];[.D$4]+([.D$7]-[.D$5])*[.D$6]+([.$C11]-[.D$7])*[.D$8]))" office:value-type="float" office:value="19.95">
            <text:p>19.95</text:p>
          </table:table-cell>
          <table:table-cell table:formula="of:=IF([.$C11]&lt;=[.E$5];[.E$4];IF([.$C11]&lt;=[.E$7];[.E$4]+([.$C11]-[.E$5])*[.E$6];[.E$4]+([.E$7]-[.E$5])*[.E$6]+([.$C11]-[.E$7])*[.E$8]))" office:value-type="float" office:value="24.95">
            <text:p>24.95</text:p>
          </table:table-cell>
          <table:table-cell table:formula="of:=IF([.$C11]&lt;=[.F$5];[.F$4];IF([.$C11]&lt;=[.F$7];[.F$4]+([.$C11]-[.F$5])*[.F$6];[.F$4]+([.F$7]-[.F$5])*[.F$6]+([.$C11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3" table:formula="of:=IF([.$C12]&lt;=[.D$5];[.D$4];IF([.$C12]&lt;=[.D$7];[.D$4]+([.$C12]-[.D$5])*[.D$6];[.D$4]+([.D$7]-[.D$5])*[.D$6]+([.$C12]-[.D$7])*[.D$8]))" office:value-type="float" office:value="19.95">
            <text:p>19.95</text:p>
          </table:table-cell>
          <table:table-cell table:formula="of:=IF([.$C12]&lt;=[.E$5];[.E$4];IF([.$C12]&lt;=[.E$7];[.E$4]+([.$C12]-[.E$5])*[.E$6];[.E$4]+([.E$7]-[.E$5])*[.E$6]+([.$C12]-[.E$7])*[.E$8]))" office:value-type="float" office:value="24.95">
            <text:p>24.95</text:p>
          </table:table-cell>
          <table:table-cell table:formula="of:=IF([.$C12]&lt;=[.F$5];[.F$4];IF([.$C12]&lt;=[.F$7];[.F$4]+([.$C12]-[.F$5])*[.F$6];[.F$4]+([.F$7]-[.F$5])*[.F$6]+([.$C12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3" table:formula="of:=IF([.$C13]&lt;=[.D$5];[.D$4];IF([.$C13]&lt;=[.D$7];[.D$4]+([.$C13]-[.D$5])*[.D$6];[.D$4]+([.D$7]-[.D$5])*[.D$6]+([.$C13]-[.D$7])*[.D$8]))" office:value-type="float" office:value="19.95">
            <text:p>19.95</text:p>
          </table:table-cell>
          <table:table-cell table:formula="of:=IF([.$C13]&lt;=[.E$5];[.E$4];IF([.$C13]&lt;=[.E$7];[.E$4]+([.$C13]-[.E$5])*[.E$6];[.E$4]+([.E$7]-[.E$5])*[.E$6]+([.$C13]-[.E$7])*[.E$8]))" office:value-type="float" office:value="24.95">
            <text:p>24.95</text:p>
          </table:table-cell>
          <table:table-cell table:formula="of:=IF([.$C13]&lt;=[.F$5];[.F$4];IF([.$C13]&lt;=[.F$7];[.F$4]+([.$C13]-[.F$5])*[.F$6];[.F$4]+([.F$7]-[.F$5])*[.F$6]+([.$C13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3" table:formula="of:=IF([.$C14]&lt;=[.D$5];[.D$4];IF([.$C14]&lt;=[.D$7];[.D$4]+([.$C14]-[.D$5])*[.D$6];[.D$4]+([.D$7]-[.D$5])*[.D$6]+([.$C14]-[.D$7])*[.D$8]))" office:value-type="float" office:value="19.95">
            <text:p>19.95</text:p>
          </table:table-cell>
          <table:table-cell table:formula="of:=IF([.$C14]&lt;=[.E$5];[.E$4];IF([.$C14]&lt;=[.E$7];[.E$4]+([.$C14]-[.E$5])*[.E$6];[.E$4]+([.E$7]-[.E$5])*[.E$6]+([.$C14]-[.E$7])*[.E$8]))" office:value-type="float" office:value="24.95">
            <text:p>24.95</text:p>
          </table:table-cell>
          <table:table-cell table:formula="of:=IF([.$C14]&lt;=[.F$5];[.F$4];IF([.$C14]&lt;=[.F$7];[.F$4]+([.$C14]-[.F$5])*[.F$6];[.F$4]+([.F$7]-[.F$5])*[.F$6]+([.$C14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3" table:formula="of:=IF([.$C15]&lt;=[.D$5];[.D$4];IF([.$C15]&lt;=[.D$7];[.D$4]+([.$C15]-[.D$5])*[.D$6];[.D$4]+([.D$7]-[.D$5])*[.D$6]+([.$C15]-[.D$7])*[.D$8]))" office:value-type="float" office:value="19.95">
            <text:p>19.95</text:p>
          </table:table-cell>
          <table:table-cell table:formula="of:=IF([.$C15]&lt;=[.E$5];[.E$4];IF([.$C15]&lt;=[.E$7];[.E$4]+([.$C15]-[.E$5])*[.E$6];[.E$4]+([.E$7]-[.E$5])*[.E$6]+([.$C15]-[.E$7])*[.E$8]))" office:value-type="float" office:value="24.95">
            <text:p>24.95</text:p>
          </table:table-cell>
          <table:table-cell table:formula="of:=IF([.$C15]&lt;=[.F$5];[.F$4];IF([.$C15]&lt;=[.F$7];[.F$4]+([.$C15]-[.F$5])*[.F$6];[.F$4]+([.F$7]-[.F$5])*[.F$6]+([.$C15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3" table:formula="of:=IF([.$C16]&lt;=[.D$5];[.D$4];IF([.$C16]&lt;=[.D$7];[.D$4]+([.$C16]-[.D$5])*[.D$6];[.D$4]+([.D$7]-[.D$5])*[.D$6]+([.$C16]-[.D$7])*[.D$8]))" office:value-type="float" office:value="19.95">
            <text:p>19.95</text:p>
          </table:table-cell>
          <table:table-cell table:formula="of:=IF([.$C16]&lt;=[.E$5];[.E$4];IF([.$C16]&lt;=[.E$7];[.E$4]+([.$C16]-[.E$5])*[.E$6];[.E$4]+([.E$7]-[.E$5])*[.E$6]+([.$C16]-[.E$7])*[.E$8]))" office:value-type="float" office:value="24.95">
            <text:p>24.95</text:p>
          </table:table-cell>
          <table:table-cell table:formula="of:=IF([.$C16]&lt;=[.F$5];[.F$4];IF([.$C16]&lt;=[.F$7];[.F$4]+([.$C16]-[.F$5])*[.F$6];[.F$4]+([.F$7]-[.F$5])*[.F$6]+([.$C16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3" table:formula="of:=IF([.$C17]&lt;=[.D$5];[.D$4];IF([.$C17]&lt;=[.D$7];[.D$4]+([.$C17]-[.D$5])*[.D$6];[.D$4]+([.D$7]-[.D$5])*[.D$6]+([.$C17]-[.D$7])*[.D$8]))" office:value-type="float" office:value="20.7">
            <text:p>20.70</text:p>
          </table:table-cell>
          <table:table-cell table:formula="of:=IF([.$C17]&lt;=[.E$5];[.E$4];IF([.$C17]&lt;=[.E$7];[.E$4]+([.$C17]-[.E$5])*[.E$6];[.E$4]+([.E$7]-[.E$5])*[.E$6]+([.$C17]-[.E$7])*[.E$8]))" office:value-type="float" office:value="24.95">
            <text:p>24.95</text:p>
          </table:table-cell>
          <table:table-cell table:formula="of:=IF([.$C17]&lt;=[.F$5];[.F$4];IF([.$C17]&lt;=[.F$7];[.F$4]+([.$C17]-[.F$5])*[.F$6];[.F$4]+([.F$7]-[.F$5])*[.F$6]+([.$C17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3" table:formula="of:=IF([.$C18]&lt;=[.D$5];[.D$4];IF([.$C18]&lt;=[.D$7];[.D$4]+([.$C18]-[.D$5])*[.D$6];[.D$4]+([.D$7]-[.D$5])*[.D$6]+([.$C18]-[.D$7])*[.D$8]))" office:value-type="float" office:value="21.45">
            <text:p>21.45</text:p>
          </table:table-cell>
          <table:table-cell table:formula="of:=IF([.$C18]&lt;=[.E$5];[.E$4];IF([.$C18]&lt;=[.E$7];[.E$4]+([.$C18]-[.E$5])*[.E$6];[.E$4]+([.E$7]-[.E$5])*[.E$6]+([.$C18]-[.E$7])*[.E$8]))" office:value-type="float" office:value="24.95">
            <text:p>24.95</text:p>
          </table:table-cell>
          <table:table-cell table:formula="of:=IF([.$C18]&lt;=[.F$5];[.F$4];IF([.$C18]&lt;=[.F$7];[.F$4]+([.$C18]-[.F$5])*[.F$6];[.F$4]+([.F$7]-[.F$5])*[.F$6]+([.$C18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3" table:formula="of:=IF([.$C19]&lt;=[.D$5];[.D$4];IF([.$C19]&lt;=[.D$7];[.D$4]+([.$C19]-[.D$5])*[.D$6];[.D$4]+([.D$7]-[.D$5])*[.D$6]+([.$C19]-[.D$7])*[.D$8]))" office:value-type="float" office:value="22.2">
            <text:p>22.20</text:p>
          </table:table-cell>
          <table:table-cell table:formula="of:=IF([.$C19]&lt;=[.E$5];[.E$4];IF([.$C19]&lt;=[.E$7];[.E$4]+([.$C19]-[.E$5])*[.E$6];[.E$4]+([.E$7]-[.E$5])*[.E$6]+([.$C19]-[.E$7])*[.E$8]))" office:value-type="float" office:value="24.95">
            <text:p>24.95</text:p>
          </table:table-cell>
          <table:table-cell table:formula="of:=IF([.$C19]&lt;=[.F$5];[.F$4];IF([.$C19]&lt;=[.F$7];[.F$4]+([.$C19]-[.F$5])*[.F$6];[.F$4]+([.F$7]-[.F$5])*[.F$6]+([.$C19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3" table:formula="of:=IF([.$C20]&lt;=[.D$5];[.D$4];IF([.$C20]&lt;=[.D$7];[.D$4]+([.$C20]-[.D$5])*[.D$6];[.D$4]+([.D$7]-[.D$5])*[.D$6]+([.$C20]-[.D$7])*[.D$8]))" office:value-type="float" office:value="22.95">
            <text:p>22.95</text:p>
          </table:table-cell>
          <table:table-cell table:formula="of:=IF([.$C20]&lt;=[.E$5];[.E$4];IF([.$C20]&lt;=[.E$7];[.E$4]+([.$C20]-[.E$5])*[.E$6];[.E$4]+([.E$7]-[.E$5])*[.E$6]+([.$C20]-[.E$7])*[.E$8]))" office:value-type="float" office:value="24.95">
            <text:p>24.95</text:p>
          </table:table-cell>
          <table:table-cell table:formula="of:=IF([.$C20]&lt;=[.F$5];[.F$4];IF([.$C20]&lt;=[.F$7];[.F$4]+([.$C20]-[.F$5])*[.F$6];[.F$4]+([.F$7]-[.F$5])*[.F$6]+([.$C20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3" table:formula="of:=IF([.$C21]&lt;=[.D$5];[.D$4];IF([.$C21]&lt;=[.D$7];[.D$4]+([.$C21]-[.D$5])*[.D$6];[.D$4]+([.D$7]-[.D$5])*[.D$6]+([.$C21]-[.D$7])*[.D$8]))" office:value-type="float" office:value="23.7">
            <text:p>23.70</text:p>
          </table:table-cell>
          <table:table-cell table:formula="of:=IF([.$C21]&lt;=[.E$5];[.E$4];IF([.$C21]&lt;=[.E$7];[.E$4]+([.$C21]-[.E$5])*[.E$6];[.E$4]+([.E$7]-[.E$5])*[.E$6]+([.$C21]-[.E$7])*[.E$8]))" office:value-type="float" office:value="24.95">
            <text:p>24.95</text:p>
          </table:table-cell>
          <table:table-cell table:formula="of:=IF([.$C21]&lt;=[.F$5];[.F$4];IF([.$C21]&lt;=[.F$7];[.F$4]+([.$C21]-[.F$5])*[.F$6];[.F$4]+([.F$7]-[.F$5])*[.F$6]+([.$C21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3" table:formula="of:=IF([.$C22]&lt;=[.D$5];[.D$4];IF([.$C22]&lt;=[.D$7];[.D$4]+([.$C22]-[.D$5])*[.D$6];[.D$4]+([.D$7]-[.D$5])*[.D$6]+([.$C22]-[.D$7])*[.D$8]))" office:value-type="float" office:value="24.45">
            <text:p>24.45</text:p>
          </table:table-cell>
          <table:table-cell table:formula="of:=IF([.$C22]&lt;=[.E$5];[.E$4];IF([.$C22]&lt;=[.E$7];[.E$4]+([.$C22]-[.E$5])*[.E$6];[.E$4]+([.E$7]-[.E$5])*[.E$6]+([.$C22]-[.E$7])*[.E$8]))" office:value-type="float" office:value="24.95">
            <text:p>24.95</text:p>
          </table:table-cell>
          <table:table-cell table:formula="of:=IF([.$C22]&lt;=[.F$5];[.F$4];IF([.$C22]&lt;=[.F$7];[.F$4]+([.$C22]-[.F$5])*[.F$6];[.F$4]+([.F$7]-[.F$5])*[.F$6]+([.$C22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IF([.$C23]&lt;=[.D$5];[.D$4];IF([.$C23]&lt;=[.D$7];[.D$4]+([.$C23]-[.D$5])*[.D$6];[.D$4]+([.D$7]-[.D$5])*[.D$6]+([.$C23]-[.D$7])*[.D$8]))" office:value-type="float" office:value="25.2">
            <text:p>25.20</text:p>
          </table:table-cell>
          <table:table-cell table:style-name="ce4" table:formula="of:=IF([.$C23]&lt;=[.E$5];[.E$4];IF([.$C23]&lt;=[.E$7];[.E$4]+([.$C23]-[.E$5])*[.E$6];[.E$4]+([.E$7]-[.E$5])*[.E$6]+([.$C23]-[.E$7])*[.E$8]))" office:value-type="float" office:value="24.95">
            <text:p>24.95</text:p>
          </table:table-cell>
          <table:table-cell table:formula="of:=IF([.$C23]&lt;=[.F$5];[.F$4];IF([.$C23]&lt;=[.F$7];[.F$4]+([.$C23]-[.F$5])*[.F$6];[.F$4]+([.F$7]-[.F$5])*[.F$6]+([.$C23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IF([.$C24]&lt;=[.D$5];[.D$4];IF([.$C24]&lt;=[.D$7];[.D$4]+([.$C24]-[.D$5])*[.D$6];[.D$4]+([.D$7]-[.D$5])*[.D$6]+([.$C24]-[.D$7])*[.D$8]))" office:value-type="float" office:value="25.95">
            <text:p>25.95</text:p>
          </table:table-cell>
          <table:table-cell table:style-name="ce4" table:formula="of:=IF([.$C24]&lt;=[.E$5];[.E$4];IF([.$C24]&lt;=[.E$7];[.E$4]+([.$C24]-[.E$5])*[.E$6];[.E$4]+([.E$7]-[.E$5])*[.E$6]+([.$C24]-[.E$7])*[.E$8]))" office:value-type="float" office:value="24.95">
            <text:p>24.95</text:p>
          </table:table-cell>
          <table:table-cell table:formula="of:=IF([.$C24]&lt;=[.F$5];[.F$4];IF([.$C24]&lt;=[.F$7];[.F$4]+([.$C24]-[.F$5])*[.F$6];[.F$4]+([.F$7]-[.F$5])*[.F$6]+([.$C24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IF([.$C25]&lt;=[.D$5];[.D$4];IF([.$C25]&lt;=[.D$7];[.D$4]+([.$C25]-[.D$5])*[.D$6];[.D$4]+([.D$7]-[.D$5])*[.D$6]+([.$C25]-[.D$7])*[.D$8]))" office:value-type="float" office:value="26.7">
            <text:p>26.70</text:p>
          </table:table-cell>
          <table:table-cell table:style-name="ce4" table:formula="of:=IF([.$C25]&lt;=[.E$5];[.E$4];IF([.$C25]&lt;=[.E$7];[.E$4]+([.$C25]-[.E$5])*[.E$6];[.E$4]+([.E$7]-[.E$5])*[.E$6]+([.$C25]-[.E$7])*[.E$8]))" office:value-type="float" office:value="24.95">
            <text:p>24.95</text:p>
          </table:table-cell>
          <table:table-cell table:formula="of:=IF([.$C25]&lt;=[.F$5];[.F$4];IF([.$C25]&lt;=[.F$7];[.F$4]+([.$C25]-[.F$5])*[.F$6];[.F$4]+([.F$7]-[.F$5])*[.F$6]+([.$C25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IF([.$C26]&lt;=[.D$5];[.D$4];IF([.$C26]&lt;=[.D$7];[.D$4]+([.$C26]-[.D$5])*[.D$6];[.D$4]+([.D$7]-[.D$5])*[.D$6]+([.$C26]-[.D$7])*[.D$8]))" office:value-type="float" office:value="27.45">
            <text:p>27.45</text:p>
          </table:table-cell>
          <table:table-cell table:style-name="ce4" table:formula="of:=IF([.$C26]&lt;=[.E$5];[.E$4];IF([.$C26]&lt;=[.E$7];[.E$4]+([.$C26]-[.E$5])*[.E$6];[.E$4]+([.E$7]-[.E$5])*[.E$6]+([.$C26]-[.E$7])*[.E$8]))" office:value-type="float" office:value="24.95">
            <text:p>24.95</text:p>
          </table:table-cell>
          <table:table-cell table:formula="of:=IF([.$C26]&lt;=[.F$5];[.F$4];IF([.$C26]&lt;=[.F$7];[.F$4]+([.$C26]-[.F$5])*[.F$6];[.F$4]+([.F$7]-[.F$5])*[.F$6]+([.$C26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IF([.$C27]&lt;=[.D$5];[.D$4];IF([.$C27]&lt;=[.D$7];[.D$4]+([.$C27]-[.D$5])*[.D$6];[.D$4]+([.D$7]-[.D$5])*[.D$6]+([.$C27]-[.D$7])*[.D$8]))" office:value-type="float" office:value="28.2">
            <text:p>28.20</text:p>
          </table:table-cell>
          <table:table-cell table:style-name="ce4" table:formula="of:=IF([.$C27]&lt;=[.E$5];[.E$4];IF([.$C27]&lt;=[.E$7];[.E$4]+([.$C27]-[.E$5])*[.E$6];[.E$4]+([.E$7]-[.E$5])*[.E$6]+([.$C27]-[.E$7])*[.E$8]))" office:value-type="float" office:value="25.7">
            <text:p>25.70</text:p>
          </table:table-cell>
          <table:table-cell table:formula="of:=IF([.$C27]&lt;=[.F$5];[.F$4];IF([.$C27]&lt;=[.F$7];[.F$4]+([.$C27]-[.F$5])*[.F$6];[.F$4]+([.F$7]-[.F$5])*[.F$6]+([.$C27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IF([.$C28]&lt;=[.D$5];[.D$4];IF([.$C28]&lt;=[.D$7];[.D$4]+([.$C28]-[.D$5])*[.D$6];[.D$4]+([.D$7]-[.D$5])*[.D$6]+([.$C28]-[.D$7])*[.D$8]))" office:value-type="float" office:value="28.95">
            <text:p>28.95</text:p>
          </table:table-cell>
          <table:table-cell table:style-name="ce4" table:formula="of:=IF([.$C28]&lt;=[.E$5];[.E$4];IF([.$C28]&lt;=[.E$7];[.E$4]+([.$C28]-[.E$5])*[.E$6];[.E$4]+([.E$7]-[.E$5])*[.E$6]+([.$C28]-[.E$7])*[.E$8]))" office:value-type="float" office:value="26.45">
            <text:p>26.45</text:p>
          </table:table-cell>
          <table:table-cell table:formula="of:=IF([.$C28]&lt;=[.F$5];[.F$4];IF([.$C28]&lt;=[.F$7];[.F$4]+([.$C28]-[.F$5])*[.F$6];[.F$4]+([.F$7]-[.F$5])*[.F$6]+([.$C28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IF([.$C29]&lt;=[.D$5];[.D$4];IF([.$C29]&lt;=[.D$7];[.D$4]+([.$C29]-[.D$5])*[.D$6];[.D$4]+([.D$7]-[.D$5])*[.D$6]+([.$C29]-[.D$7])*[.D$8]))" office:value-type="float" office:value="29.7">
            <text:p>29.70</text:p>
          </table:table-cell>
          <table:table-cell table:style-name="ce4" table:formula="of:=IF([.$C29]&lt;=[.E$5];[.E$4];IF([.$C29]&lt;=[.E$7];[.E$4]+([.$C29]-[.E$5])*[.E$6];[.E$4]+([.E$7]-[.E$5])*[.E$6]+([.$C29]-[.E$7])*[.E$8]))" office:value-type="float" office:value="27.2">
            <text:p>27.20</text:p>
          </table:table-cell>
          <table:table-cell table:formula="of:=IF([.$C29]&lt;=[.F$5];[.F$4];IF([.$C29]&lt;=[.F$7];[.F$4]+([.$C29]-[.F$5])*[.F$6];[.F$4]+([.F$7]-[.F$5])*[.F$6]+([.$C29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IF([.$C30]&lt;=[.D$5];[.D$4];IF([.$C30]&lt;=[.D$7];[.D$4]+([.$C30]-[.D$5])*[.D$6];[.D$4]+([.D$7]-[.D$5])*[.D$6]+([.$C30]-[.D$7])*[.D$8]))" office:value-type="float" office:value="30.45">
            <text:p>30.45</text:p>
          </table:table-cell>
          <table:table-cell table:style-name="ce4" table:formula="of:=IF([.$C30]&lt;=[.E$5];[.E$4];IF([.$C30]&lt;=[.E$7];[.E$4]+([.$C30]-[.E$5])*[.E$6];[.E$4]+([.E$7]-[.E$5])*[.E$6]+([.$C30]-[.E$7])*[.E$8]))" office:value-type="float" office:value="27.95">
            <text:p>27.95</text:p>
          </table:table-cell>
          <table:table-cell table:formula="of:=IF([.$C30]&lt;=[.F$5];[.F$4];IF([.$C30]&lt;=[.F$7];[.F$4]+([.$C30]-[.F$5])*[.F$6];[.F$4]+([.F$7]-[.F$5])*[.F$6]+([.$C30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IF([.$C31]&lt;=[.D$5];[.D$4];IF([.$C31]&lt;=[.D$7];[.D$4]+([.$C31]-[.D$5])*[.D$6];[.D$4]+([.D$7]-[.D$5])*[.D$6]+([.$C31]-[.D$7])*[.D$8]))" office:value-type="float" office:value="31.2">
            <text:p>31.20</text:p>
          </table:table-cell>
          <table:table-cell table:style-name="ce4" table:formula="of:=IF([.$C31]&lt;=[.E$5];[.E$4];IF([.$C31]&lt;=[.E$7];[.E$4]+([.$C31]-[.E$5])*[.E$6];[.E$4]+([.E$7]-[.E$5])*[.E$6]+([.$C31]-[.E$7])*[.E$8]))" office:value-type="float" office:value="28.7">
            <text:p>28.70</text:p>
          </table:table-cell>
          <table:table-cell table:formula="of:=IF([.$C31]&lt;=[.F$5];[.F$4];IF([.$C31]&lt;=[.F$7];[.F$4]+([.$C31]-[.F$5])*[.F$6];[.F$4]+([.F$7]-[.F$5])*[.F$6]+([.$C31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IF([.$C32]&lt;=[.D$5];[.D$4];IF([.$C32]&lt;=[.D$7];[.D$4]+([.$C32]-[.D$5])*[.D$6];[.D$4]+([.D$7]-[.D$5])*[.D$6]+([.$C32]-[.D$7])*[.D$8]))" office:value-type="float" office:value="32.2">
            <text:p>32.20</text:p>
          </table:table-cell>
          <table:table-cell table:style-name="ce4" table:formula="of:=IF([.$C32]&lt;=[.E$5];[.E$4];IF([.$C32]&lt;=[.E$7];[.E$4]+([.$C32]-[.E$5])*[.E$6];[.E$4]+([.E$7]-[.E$5])*[.E$6]+([.$C32]-[.E$7])*[.E$8]))" office:value-type="float" office:value="29.45">
            <text:p>29.45</text:p>
          </table:table-cell>
          <table:table-cell table:formula="of:=IF([.$C32]&lt;=[.F$5];[.F$4];IF([.$C32]&lt;=[.F$7];[.F$4]+([.$C32]-[.F$5])*[.F$6];[.F$4]+([.F$7]-[.F$5])*[.F$6]+([.$C32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IF([.$C33]&lt;=[.D$5];[.D$4];IF([.$C33]&lt;=[.D$7];[.D$4]+([.$C33]-[.D$5])*[.D$6];[.D$4]+([.D$7]-[.D$5])*[.D$6]+([.$C33]-[.D$7])*[.D$8]))" office:value-type="float" office:value="33.2">
            <text:p>33.20</text:p>
          </table:table-cell>
          <table:table-cell table:formula="of:=IF([.$C33]&lt;=[.E$5];[.E$4];IF([.$C33]&lt;=[.E$7];[.E$4]+([.$C33]-[.E$5])*[.E$6];[.E$4]+([.E$7]-[.E$5])*[.E$6]+([.$C33]-[.E$7])*[.E$8]))" office:value-type="float" office:value="30.2">
            <text:p>30.20</text:p>
          </table:table-cell>
          <table:table-cell table:style-name="ce5" table:formula="of:=IF([.$C33]&lt;=[.F$5];[.F$4];IF([.$C33]&lt;=[.F$7];[.F$4]+([.$C33]-[.F$5])*[.F$6];[.F$4]+([.F$7]-[.F$5])*[.F$6]+([.$C33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IF([.$C34]&lt;=[.D$5];[.D$4];IF([.$C34]&lt;=[.D$7];[.D$4]+([.$C34]-[.D$5])*[.D$6];[.D$4]+([.D$7]-[.D$5])*[.D$6]+([.$C34]-[.D$7])*[.D$8]))" office:value-type="float" office:value="34.2">
            <text:p>34.20</text:p>
          </table:table-cell>
          <table:table-cell table:formula="of:=IF([.$C34]&lt;=[.E$5];[.E$4];IF([.$C34]&lt;=[.E$7];[.E$4]+([.$C34]-[.E$5])*[.E$6];[.E$4]+([.E$7]-[.E$5])*[.E$6]+([.$C34]-[.E$7])*[.E$8]))" office:value-type="float" office:value="30.95">
            <text:p>30.95</text:p>
          </table:table-cell>
          <table:table-cell table:style-name="ce5" table:formula="of:=IF([.$C34]&lt;=[.F$5];[.F$4];IF([.$C34]&lt;=[.F$7];[.F$4]+([.$C34]-[.F$5])*[.F$6];[.F$4]+([.F$7]-[.F$5])*[.F$6]+([.$C34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IF([.$C35]&lt;=[.D$5];[.D$4];IF([.$C35]&lt;=[.D$7];[.D$4]+([.$C35]-[.D$5])*[.D$6];[.D$4]+([.D$7]-[.D$5])*[.D$6]+([.$C35]-[.D$7])*[.D$8]))" office:value-type="float" office:value="35.2">
            <text:p>35.20</text:p>
          </table:table-cell>
          <table:table-cell table:formula="of:=IF([.$C35]&lt;=[.E$5];[.E$4];IF([.$C35]&lt;=[.E$7];[.E$4]+([.$C35]-[.E$5])*[.E$6];[.E$4]+([.E$7]-[.E$5])*[.E$6]+([.$C35]-[.E$7])*[.E$8]))" office:value-type="float" office:value="31.7">
            <text:p>31.70</text:p>
          </table:table-cell>
          <table:table-cell table:style-name="ce5" table:formula="of:=IF([.$C35]&lt;=[.F$5];[.F$4];IF([.$C35]&lt;=[.F$7];[.F$4]+([.$C35]-[.F$5])*[.F$6];[.F$4]+([.F$7]-[.F$5])*[.F$6]+([.$C35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IF([.$C36]&lt;=[.D$5];[.D$4];IF([.$C36]&lt;=[.D$7];[.D$4]+([.$C36]-[.D$5])*[.D$6];[.D$4]+([.D$7]-[.D$5])*[.D$6]+([.$C36]-[.D$7])*[.D$8]))" office:value-type="float" office:value="36.2">
            <text:p>36.20</text:p>
          </table:table-cell>
          <table:table-cell table:formula="of:=IF([.$C36]&lt;=[.E$5];[.E$4];IF([.$C36]&lt;=[.E$7];[.E$4]+([.$C36]-[.E$5])*[.E$6];[.E$4]+([.E$7]-[.E$5])*[.E$6]+([.$C36]-[.E$7])*[.E$8]))" office:value-type="float" office:value="32.45">
            <text:p>32.45</text:p>
          </table:table-cell>
          <table:table-cell table:style-name="ce5" table:formula="of:=IF([.$C36]&lt;=[.F$5];[.F$4];IF([.$C36]&lt;=[.F$7];[.F$4]+([.$C36]-[.F$5])*[.F$6];[.F$4]+([.F$7]-[.F$5])*[.F$6]+([.$C36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IF([.$C37]&lt;=[.D$5];[.D$4];IF([.$C37]&lt;=[.D$7];[.D$4]+([.$C37]-[.D$5])*[.D$6];[.D$4]+([.D$7]-[.D$5])*[.D$6]+([.$C37]-[.D$7])*[.D$8]))" office:value-type="float" office:value="37.2">
            <text:p>37.20</text:p>
          </table:table-cell>
          <table:table-cell table:formula="of:=IF([.$C37]&lt;=[.E$5];[.E$4];IF([.$C37]&lt;=[.E$7];[.E$4]+([.$C37]-[.E$5])*[.E$6];[.E$4]+([.E$7]-[.E$5])*[.E$6]+([.$C37]-[.E$7])*[.E$8]))" office:value-type="float" office:value="32.95">
            <text:p>32.95</text:p>
          </table:table-cell>
          <table:table-cell table:style-name="ce5" table:formula="of:=IF([.$C37]&lt;=[.F$5];[.F$4];IF([.$C37]&lt;=[.F$7];[.F$4]+([.$C37]-[.F$5])*[.F$6];[.F$4]+([.F$7]-[.F$5])*[.F$6]+([.$C37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IF([.$C38]&lt;=[.D$5];[.D$4];IF([.$C38]&lt;=[.D$7];[.D$4]+([.$C38]-[.D$5])*[.D$6];[.D$4]+([.D$7]-[.D$5])*[.D$6]+([.$C38]-[.D$7])*[.D$8]))" office:value-type="float" office:value="38.2">
            <text:p>38.20</text:p>
          </table:table-cell>
          <table:table-cell table:formula="of:=IF([.$C38]&lt;=[.E$5];[.E$4];IF([.$C38]&lt;=[.E$7];[.E$4]+([.$C38]-[.E$5])*[.E$6];[.E$4]+([.E$7]-[.E$5])*[.E$6]+([.$C38]-[.E$7])*[.E$8]))" office:value-type="float" office:value="33.45">
            <text:p>33.45</text:p>
          </table:table-cell>
          <table:table-cell table:style-name="ce5" table:formula="of:=IF([.$C38]&lt;=[.F$5];[.F$4];IF([.$C38]&lt;=[.F$7];[.F$4]+([.$C38]-[.F$5])*[.F$6];[.F$4]+([.F$7]-[.F$5])*[.F$6]+([.$C38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IF([.$C39]&lt;=[.D$5];[.D$4];IF([.$C39]&lt;=[.D$7];[.D$4]+([.$C39]-[.D$5])*[.D$6];[.D$4]+([.D$7]-[.D$5])*[.D$6]+([.$C39]-[.D$7])*[.D$8]))" office:value-type="float" office:value="39.2">
            <text:p>39.20</text:p>
          </table:table-cell>
          <table:table-cell table:formula="of:=IF([.$C39]&lt;=[.E$5];[.E$4];IF([.$C39]&lt;=[.E$7];[.E$4]+([.$C39]-[.E$5])*[.E$6];[.E$4]+([.E$7]-[.E$5])*[.E$6]+([.$C39]-[.E$7])*[.E$8]))" office:value-type="float" office:value="33.95">
            <text:p>33.95</text:p>
          </table:table-cell>
          <table:table-cell table:style-name="ce5" table:formula="of:=IF([.$C39]&lt;=[.F$5];[.F$4];IF([.$C39]&lt;=[.F$7];[.F$4]+([.$C39]-[.F$5])*[.F$6];[.F$4]+([.F$7]-[.F$5])*[.F$6]+([.$C39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IF([.$C40]&lt;=[.D$5];[.D$4];IF([.$C40]&lt;=[.D$7];[.D$4]+([.$C40]-[.D$5])*[.D$6];[.D$4]+([.D$7]-[.D$5])*[.D$6]+([.$C40]-[.D$7])*[.D$8]))" office:value-type="float" office:value="40.2">
            <text:p>40.20</text:p>
          </table:table-cell>
          <table:table-cell table:formula="of:=IF([.$C40]&lt;=[.E$5];[.E$4];IF([.$C40]&lt;=[.E$7];[.E$4]+([.$C40]-[.E$5])*[.E$6];[.E$4]+([.E$7]-[.E$5])*[.E$6]+([.$C40]-[.E$7])*[.E$8]))" office:value-type="float" office:value="34.45">
            <text:p>34.45</text:p>
          </table:table-cell>
          <table:table-cell table:style-name="ce5" table:formula="of:=IF([.$C40]&lt;=[.F$5];[.F$4];IF([.$C40]&lt;=[.F$7];[.F$4]+([.$C40]-[.F$5])*[.F$6];[.F$4]+([.F$7]-[.F$5])*[.F$6]+([.$C40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IF([.$C41]&lt;=[.D$5];[.D$4];IF([.$C41]&lt;=[.D$7];[.D$4]+([.$C41]-[.D$5])*[.D$6];[.D$4]+([.D$7]-[.D$5])*[.D$6]+([.$C41]-[.D$7])*[.D$8]))" office:value-type="float" office:value="41.2">
            <text:p>41.20</text:p>
          </table:table-cell>
          <table:table-cell table:formula="of:=IF([.$C41]&lt;=[.E$5];[.E$4];IF([.$C41]&lt;=[.E$7];[.E$4]+([.$C41]-[.E$5])*[.E$6];[.E$4]+([.E$7]-[.E$5])*[.E$6]+([.$C41]-[.E$7])*[.E$8]))" office:value-type="float" office:value="34.95">
            <text:p>34.95</text:p>
          </table:table-cell>
          <table:table-cell table:style-name="ce5" table:formula="of:=IF([.$C41]&lt;=[.F$5];[.F$4];IF([.$C41]&lt;=[.F$7];[.F$4]+([.$C41]-[.F$5])*[.F$6];[.F$4]+([.F$7]-[.F$5])*[.F$6]+([.$C41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IF([.$C42]&lt;=[.D$5];[.D$4];IF([.$C42]&lt;=[.D$7];[.D$4]+([.$C42]-[.D$5])*[.D$6];[.D$4]+([.D$7]-[.D$5])*[.D$6]+([.$C42]-[.D$7])*[.D$8]))" office:value-type="float" office:value="42.2">
            <text:p>42.20</text:p>
          </table:table-cell>
          <table:table-cell table:formula="of:=IF([.$C42]&lt;=[.E$5];[.E$4];IF([.$C42]&lt;=[.E$7];[.E$4]+([.$C42]-[.E$5])*[.E$6];[.E$4]+([.E$7]-[.E$5])*[.E$6]+([.$C42]-[.E$7])*[.E$8]))" office:value-type="float" office:value="35.45">
            <text:p>35.45</text:p>
          </table:table-cell>
          <table:table-cell table:style-name="ce5" table:formula="of:=IF([.$C42]&lt;=[.F$5];[.F$4];IF([.$C42]&lt;=[.F$7];[.F$4]+([.$C42]-[.F$5])*[.F$6];[.F$4]+([.F$7]-[.F$5])*[.F$6]+([.$C42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IF([.$C43]&lt;=[.D$5];[.D$4];IF([.$C43]&lt;=[.D$7];[.D$4]+([.$C43]-[.D$5])*[.D$6];[.D$4]+([.D$7]-[.D$5])*[.D$6]+([.$C43]-[.D$7])*[.D$8]))" office:value-type="float" office:value="43.2">
            <text:p>43.20</text:p>
          </table:table-cell>
          <table:table-cell table:formula="of:=IF([.$C43]&lt;=[.E$5];[.E$4];IF([.$C43]&lt;=[.E$7];[.E$4]+([.$C43]-[.E$5])*[.E$6];[.E$4]+([.E$7]-[.E$5])*[.E$6]+([.$C43]-[.E$7])*[.E$8]))" office:value-type="float" office:value="35.95">
            <text:p>35.95</text:p>
          </table:table-cell>
          <table:table-cell table:style-name="ce5" table:formula="of:=IF([.$C43]&lt;=[.F$5];[.F$4];IF([.$C43]&lt;=[.F$7];[.F$4]+([.$C43]-[.F$5])*[.F$6];[.F$4]+([.F$7]-[.F$5])*[.F$6]+([.$C43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IF([.$C44]&lt;=[.D$5];[.D$4];IF([.$C44]&lt;=[.D$7];[.D$4]+([.$C44]-[.D$5])*[.D$6];[.D$4]+([.D$7]-[.D$5])*[.D$6]+([.$C44]-[.D$7])*[.D$8]))" office:value-type="float" office:value="44.2">
            <text:p>44.20</text:p>
          </table:table-cell>
          <table:table-cell table:formula="of:=IF([.$C44]&lt;=[.E$5];[.E$4];IF([.$C44]&lt;=[.E$7];[.E$4]+([.$C44]-[.E$5])*[.E$6];[.E$4]+([.E$7]-[.E$5])*[.E$6]+([.$C44]-[.E$7])*[.E$8]))" office:value-type="float" office:value="36.45">
            <text:p>36.45</text:p>
          </table:table-cell>
          <table:table-cell table:style-name="ce5" table:formula="of:=IF([.$C44]&lt;=[.F$5];[.F$4];IF([.$C44]&lt;=[.F$7];[.F$4]+([.$C44]-[.F$5])*[.F$6];[.F$4]+([.F$7]-[.F$5])*[.F$6]+([.$C44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IF([.$C45]&lt;=[.D$5];[.D$4];IF([.$C45]&lt;=[.D$7];[.D$4]+([.$C45]-[.D$5])*[.D$6];[.D$4]+([.D$7]-[.D$5])*[.D$6]+([.$C45]-[.D$7])*[.D$8]))" office:value-type="float" office:value="45.2">
            <text:p>45.20</text:p>
          </table:table-cell>
          <table:table-cell table:formula="of:=IF([.$C45]&lt;=[.E$5];[.E$4];IF([.$C45]&lt;=[.E$7];[.E$4]+([.$C45]-[.E$5])*[.E$6];[.E$4]+([.E$7]-[.E$5])*[.E$6]+([.$C45]-[.E$7])*[.E$8]))" office:value-type="float" office:value="36.95">
            <text:p>36.95</text:p>
          </table:table-cell>
          <table:table-cell table:style-name="ce5" table:formula="of:=IF([.$C45]&lt;=[.F$5];[.F$4];IF([.$C45]&lt;=[.F$7];[.F$4]+([.$C45]-[.F$5])*[.F$6];[.F$4]+([.F$7]-[.F$5])*[.F$6]+([.$C45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IF([.$C46]&lt;=[.D$5];[.D$4];IF([.$C46]&lt;=[.D$7];[.D$4]+([.$C46]-[.D$5])*[.D$6];[.D$4]+([.D$7]-[.D$5])*[.D$6]+([.$C46]-[.D$7])*[.D$8]))" office:value-type="float" office:value="46.2">
            <text:p>46.20</text:p>
          </table:table-cell>
          <table:table-cell table:formula="of:=IF([.$C46]&lt;=[.E$5];[.E$4];IF([.$C46]&lt;=[.E$7];[.E$4]+([.$C46]-[.E$5])*[.E$6];[.E$4]+([.E$7]-[.E$5])*[.E$6]+([.$C46]-[.E$7])*[.E$8]))" office:value-type="float" office:value="37.45">
            <text:p>37.45</text:p>
          </table:table-cell>
          <table:table-cell table:style-name="ce5" table:formula="of:=IF([.$C46]&lt;=[.F$5];[.F$4];IF([.$C46]&lt;=[.F$7];[.F$4]+([.$C46]-[.F$5])*[.F$6];[.F$4]+([.F$7]-[.F$5])*[.F$6]+([.$C46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IF([.$C47]&lt;=[.D$5];[.D$4];IF([.$C47]&lt;=[.D$7];[.D$4]+([.$C47]-[.D$5])*[.D$6];[.D$4]+([.D$7]-[.D$5])*[.D$6]+([.$C47]-[.D$7])*[.D$8]))" office:value-type="float" office:value="47.2">
            <text:p>47.20</text:p>
          </table:table-cell>
          <table:table-cell table:formula="of:=IF([.$C47]&lt;=[.E$5];[.E$4];IF([.$C47]&lt;=[.E$7];[.E$4]+([.$C47]-[.E$5])*[.E$6];[.E$4]+([.E$7]-[.E$5])*[.E$6]+([.$C47]-[.E$7])*[.E$8]))" office:value-type="float" office:value="37.95">
            <text:p>37.95</text:p>
          </table:table-cell>
          <table:table-cell table:style-name="ce5" table:formula="of:=IF([.$C47]&lt;=[.F$5];[.F$4];IF([.$C47]&lt;=[.F$7];[.F$4]+([.$C47]-[.F$5])*[.F$6];[.F$4]+([.F$7]-[.F$5])*[.F$6]+([.$C47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IF([.$C48]&lt;=[.D$5];[.D$4];IF([.$C48]&lt;=[.D$7];[.D$4]+([.$C48]-[.D$5])*[.D$6];[.D$4]+([.D$7]-[.D$5])*[.D$6]+([.$C48]-[.D$7])*[.D$8]))" office:value-type="float" office:value="48.2">
            <text:p>48.20</text:p>
          </table:table-cell>
          <table:table-cell table:formula="of:=IF([.$C48]&lt;=[.E$5];[.E$4];IF([.$C48]&lt;=[.E$7];[.E$4]+([.$C48]-[.E$5])*[.E$6];[.E$4]+([.E$7]-[.E$5])*[.E$6]+([.$C48]-[.E$7])*[.E$8]))" office:value-type="float" office:value="38.45">
            <text:p>38.45</text:p>
          </table:table-cell>
          <table:table-cell table:style-name="ce5" table:formula="of:=IF([.$C48]&lt;=[.F$5];[.F$4];IF([.$C48]&lt;=[.F$7];[.F$4]+([.$C48]-[.F$5])*[.F$6];[.F$4]+([.F$7]-[.F$5])*[.F$6]+([.$C48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IF([.$C49]&lt;=[.D$5];[.D$4];IF([.$C49]&lt;=[.D$7];[.D$4]+([.$C49]-[.D$5])*[.D$6];[.D$4]+([.D$7]-[.D$5])*[.D$6]+([.$C49]-[.D$7])*[.D$8]))" office:value-type="float" office:value="49.2">
            <text:p>49.20</text:p>
          </table:table-cell>
          <table:table-cell table:formula="of:=IF([.$C49]&lt;=[.E$5];[.E$4];IF([.$C49]&lt;=[.E$7];[.E$4]+([.$C49]-[.E$5])*[.E$6];[.E$4]+([.E$7]-[.E$5])*[.E$6]+([.$C49]-[.E$7])*[.E$8]))" office:value-type="float" office:value="38.95">
            <text:p>38.95</text:p>
          </table:table-cell>
          <table:table-cell table:style-name="ce5" table:formula="of:=IF([.$C49]&lt;=[.F$5];[.F$4];IF([.$C49]&lt;=[.F$7];[.F$4]+([.$C49]-[.F$5])*[.F$6];[.F$4]+([.F$7]-[.F$5])*[.F$6]+([.$C49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IF([.$C50]&lt;=[.D$5];[.D$4];IF([.$C50]&lt;=[.D$7];[.D$4]+([.$C50]-[.D$5])*[.D$6];[.D$4]+([.D$7]-[.D$5])*[.D$6]+([.$C50]-[.D$7])*[.D$8]))" office:value-type="float" office:value="50.2">
            <text:p>50.20</text:p>
          </table:table-cell>
          <table:table-cell table:formula="of:=IF([.$C50]&lt;=[.E$5];[.E$4];IF([.$C50]&lt;=[.E$7];[.E$4]+([.$C50]-[.E$5])*[.E$6];[.E$4]+([.E$7]-[.E$5])*[.E$6]+([.$C50]-[.E$7])*[.E$8]))" office:value-type="float" office:value="39.45">
            <text:p>39.45</text:p>
          </table:table-cell>
          <table:table-cell table:style-name="ce5" table:formula="of:=IF([.$C50]&lt;=[.F$5];[.F$4];IF([.$C50]&lt;=[.F$7];[.F$4]+([.$C50]-[.F$5])*[.F$6];[.F$4]+([.F$7]-[.F$5])*[.F$6]+([.$C50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IF([.$C51]&lt;=[.D$5];[.D$4];IF([.$C51]&lt;=[.D$7];[.D$4]+([.$C51]-[.D$5])*[.D$6];[.D$4]+([.D$7]-[.D$5])*[.D$6]+([.$C51]-[.D$7])*[.D$8]))" office:value-type="float" office:value="51.2">
            <text:p>51.20</text:p>
          </table:table-cell>
          <table:table-cell table:formula="of:=IF([.$C51]&lt;=[.E$5];[.E$4];IF([.$C51]&lt;=[.E$7];[.E$4]+([.$C51]-[.E$5])*[.E$6];[.E$4]+([.E$7]-[.E$5])*[.E$6]+([.$C51]-[.E$7])*[.E$8]))" office:value-type="float" office:value="39.95">
            <text:p>39.95</text:p>
          </table:table-cell>
          <table:table-cell table:style-name="ce5" table:formula="of:=IF([.$C51]&lt;=[.F$5];[.F$4];IF([.$C51]&lt;=[.F$7];[.F$4]+([.$C51]-[.F$5])*[.F$6];[.F$4]+([.F$7]-[.F$5])*[.F$6]+([.$C51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IF([.$C52]&lt;=[.D$5];[.D$4];IF([.$C52]&lt;=[.D$7];[.D$4]+([.$C52]-[.D$5])*[.D$6];[.D$4]+([.D$7]-[.D$5])*[.D$6]+([.$C52]-[.D$7])*[.D$8]))" office:value-type="float" office:value="52.2">
            <text:p>52.20</text:p>
          </table:table-cell>
          <table:table-cell table:formula="of:=IF([.$C52]&lt;=[.E$5];[.E$4];IF([.$C52]&lt;=[.E$7];[.E$4]+([.$C52]-[.E$5])*[.E$6];[.E$4]+([.E$7]-[.E$5])*[.E$6]+([.$C52]-[.E$7])*[.E$8]))" office:value-type="float" office:value="40.45">
            <text:p>40.45</text:p>
          </table:table-cell>
          <table:table-cell table:style-name="ce5" table:formula="of:=IF([.$C52]&lt;=[.F$5];[.F$4];IF([.$C52]&lt;=[.F$7];[.F$4]+([.$C52]-[.F$5])*[.F$6];[.F$4]+([.F$7]-[.F$5])*[.F$6]+([.$C52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IF([.$C53]&lt;=[.D$5];[.D$4];IF([.$C53]&lt;=[.D$7];[.D$4]+([.$C53]-[.D$5])*[.D$6];[.D$4]+([.D$7]-[.D$5])*[.D$6]+([.$C53]-[.D$7])*[.D$8]))" office:value-type="float" office:value="53.2">
            <text:p>53.20</text:p>
          </table:table-cell>
          <table:table-cell table:formula="of:=IF([.$C53]&lt;=[.E$5];[.E$4];IF([.$C53]&lt;=[.E$7];[.E$4]+([.$C53]-[.E$5])*[.E$6];[.E$4]+([.E$7]-[.E$5])*[.E$6]+([.$C53]-[.E$7])*[.E$8]))" office:value-type="float" office:value="40.95">
            <text:p>40.95</text:p>
          </table:table-cell>
          <table:table-cell table:style-name="ce5" table:formula="of:=IF([.$C53]&lt;=[.F$5];[.F$4];IF([.$C53]&lt;=[.F$7];[.F$4]+([.$C53]-[.F$5])*[.F$6];[.F$4]+([.F$7]-[.F$5])*[.F$6]+([.$C53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IF([.$C54]&lt;=[.D$5];[.D$4];IF([.$C54]&lt;=[.D$7];[.D$4]+([.$C54]-[.D$5])*[.D$6];[.D$4]+([.D$7]-[.D$5])*[.D$6]+([.$C54]-[.D$7])*[.D$8]))" office:value-type="float" office:value="54.2">
            <text:p>54.20</text:p>
          </table:table-cell>
          <table:table-cell table:formula="of:=IF([.$C54]&lt;=[.E$5];[.E$4];IF([.$C54]&lt;=[.E$7];[.E$4]+([.$C54]-[.E$5])*[.E$6];[.E$4]+([.E$7]-[.E$5])*[.E$6]+([.$C54]-[.E$7])*[.E$8]))" office:value-type="float" office:value="41.45">
            <text:p>41.45</text:p>
          </table:table-cell>
          <table:table-cell table:style-name="ce5" table:formula="of:=IF([.$C54]&lt;=[.F$5];[.F$4];IF([.$C54]&lt;=[.F$7];[.F$4]+([.$C54]-[.F$5])*[.F$6];[.F$4]+([.F$7]-[.F$5])*[.F$6]+([.$C54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IF([.$C55]&lt;=[.D$5];[.D$4];IF([.$C55]&lt;=[.D$7];[.D$4]+([.$C55]-[.D$5])*[.D$6];[.D$4]+([.D$7]-[.D$5])*[.D$6]+([.$C55]-[.D$7])*[.D$8]))" office:value-type="float" office:value="55.2">
            <text:p>55.20</text:p>
          </table:table-cell>
          <table:table-cell table:formula="of:=IF([.$C55]&lt;=[.E$5];[.E$4];IF([.$C55]&lt;=[.E$7];[.E$4]+([.$C55]-[.E$5])*[.E$6];[.E$4]+([.E$7]-[.E$5])*[.E$6]+([.$C55]-[.E$7])*[.E$8]))" office:value-type="float" office:value="41.95">
            <text:p>41.95</text:p>
          </table:table-cell>
          <table:table-cell table:style-name="ce5" table:formula="of:=IF([.$C55]&lt;=[.F$5];[.F$4];IF([.$C55]&lt;=[.F$7];[.F$4]+([.$C55]-[.F$5])*[.F$6];[.F$4]+([.F$7]-[.F$5])*[.F$6]+([.$C55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IF([.$C56]&lt;=[.D$5];[.D$4];IF([.$C56]&lt;=[.D$7];[.D$4]+([.$C56]-[.D$5])*[.D$6];[.D$4]+([.D$7]-[.D$5])*[.D$6]+([.$C56]-[.D$7])*[.D$8]))" office:value-type="float" office:value="56.2">
            <text:p>56.20</text:p>
          </table:table-cell>
          <table:table-cell table:formula="of:=IF([.$C56]&lt;=[.E$5];[.E$4];IF([.$C56]&lt;=[.E$7];[.E$4]+([.$C56]-[.E$5])*[.E$6];[.E$4]+([.E$7]-[.E$5])*[.E$6]+([.$C56]-[.E$7])*[.E$8]))" office:value-type="float" office:value="42.45">
            <text:p>42.45</text:p>
          </table:table-cell>
          <table:table-cell table:style-name="ce5" table:formula="of:=IF([.$C56]&lt;=[.F$5];[.F$4];IF([.$C56]&lt;=[.F$7];[.F$4]+([.$C56]-[.F$5])*[.F$6];[.F$4]+([.F$7]-[.F$5])*[.F$6]+([.$C56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IF([.$C57]&lt;=[.D$5];[.D$4];IF([.$C57]&lt;=[.D$7];[.D$4]+([.$C57]-[.D$5])*[.D$6];[.D$4]+([.D$7]-[.D$5])*[.D$6]+([.$C57]-[.D$7])*[.D$8]))" office:value-type="float" office:value="57.2">
            <text:p>57.20</text:p>
          </table:table-cell>
          <table:table-cell table:formula="of:=IF([.$C57]&lt;=[.E$5];[.E$4];IF([.$C57]&lt;=[.E$7];[.E$4]+([.$C57]-[.E$5])*[.E$6];[.E$4]+([.E$7]-[.E$5])*[.E$6]+([.$C57]-[.E$7])*[.E$8]))" office:value-type="float" office:value="42.95">
            <text:p>42.95</text:p>
          </table:table-cell>
          <table:table-cell table:style-name="ce5" table:formula="of:=IF([.$C57]&lt;=[.F$5];[.F$4];IF([.$C57]&lt;=[.F$7];[.F$4]+([.$C57]-[.F$5])*[.F$6];[.F$4]+([.F$7]-[.F$5])*[.F$6]+([.$C57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IF([.$C58]&lt;=[.D$5];[.D$4];IF([.$C58]&lt;=[.D$7];[.D$4]+([.$C58]-[.D$5])*[.D$6];[.D$4]+([.D$7]-[.D$5])*[.D$6]+([.$C58]-[.D$7])*[.D$8]))" office:value-type="float" office:value="58.2">
            <text:p>58.20</text:p>
          </table:table-cell>
          <table:table-cell table:formula="of:=IF([.$C58]&lt;=[.E$5];[.E$4];IF([.$C58]&lt;=[.E$7];[.E$4]+([.$C58]-[.E$5])*[.E$6];[.E$4]+([.E$7]-[.E$5])*[.E$6]+([.$C58]-[.E$7])*[.E$8]))" office:value-type="float" office:value="43.45">
            <text:p>43.45</text:p>
          </table:table-cell>
          <table:table-cell table:style-name="ce5" table:formula="of:=IF([.$C58]&lt;=[.F$5];[.F$4];IF([.$C58]&lt;=[.F$7];[.F$4]+([.$C58]-[.F$5])*[.F$6];[.F$4]+([.F$7]-[.F$5])*[.F$6]+([.$C58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IF([.$C59]&lt;=[.D$5];[.D$4];IF([.$C59]&lt;=[.D$7];[.D$4]+([.$C59]-[.D$5])*[.D$6];[.D$4]+([.D$7]-[.D$5])*[.D$6]+([.$C59]-[.D$7])*[.D$8]))" office:value-type="float" office:value="59.2">
            <text:p>59.20</text:p>
          </table:table-cell>
          <table:table-cell table:formula="of:=IF([.$C59]&lt;=[.E$5];[.E$4];IF([.$C59]&lt;=[.E$7];[.E$4]+([.$C59]-[.E$5])*[.E$6];[.E$4]+([.E$7]-[.E$5])*[.E$6]+([.$C59]-[.E$7])*[.E$8]))" office:value-type="float" office:value="43.95">
            <text:p>43.95</text:p>
          </table:table-cell>
          <table:table-cell table:style-name="ce5" table:formula="of:=IF([.$C59]&lt;=[.F$5];[.F$4];IF([.$C59]&lt;=[.F$7];[.F$4]+([.$C59]-[.F$5])*[.F$6];[.F$4]+([.F$7]-[.F$5])*[.F$6]+([.$C59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IF([.$C60]&lt;=[.D$5];[.D$4];IF([.$C60]&lt;=[.D$7];[.D$4]+([.$C60]-[.D$5])*[.D$6];[.D$4]+([.D$7]-[.D$5])*[.D$6]+([.$C60]-[.D$7])*[.D$8]))" office:value-type="float" office:value="60.2">
            <text:p>60.20</text:p>
          </table:table-cell>
          <table:table-cell table:formula="of:=IF([.$C60]&lt;=[.E$5];[.E$4];IF([.$C60]&lt;=[.E$7];[.E$4]+([.$C60]-[.E$5])*[.E$6];[.E$4]+([.E$7]-[.E$5])*[.E$6]+([.$C60]-[.E$7])*[.E$8]))" office:value-type="float" office:value="44.45">
            <text:p>44.45</text:p>
          </table:table-cell>
          <table:table-cell table:style-name="ce5" table:formula="of:=IF([.$C60]&lt;=[.F$5];[.F$4];IF([.$C60]&lt;=[.F$7];[.F$4]+([.$C60]-[.F$5])*[.F$6];[.F$4]+([.F$7]-[.F$5])*[.F$6]+([.$C60]-[.F$7])*[.F$8]))" office:value-type="float" office:value="29.75">
            <text:p>29.75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IF([.$C61]&lt;=[.D$5];[.D$4];IF([.$C61]&lt;=[.D$7];[.D$4]+([.$C61]-[.D$5])*[.D$6];[.D$4]+([.D$7]-[.D$5])*[.D$6]+([.$C61]-[.D$7])*[.D$8]))" office:value-type="float" office:value="61.2">
            <text:p>61.20</text:p>
          </table:table-cell>
          <table:table-cell table:formula="of:=IF([.$C61]&lt;=[.E$5];[.E$4];IF([.$C61]&lt;=[.E$7];[.E$4]+([.$C61]-[.E$5])*[.E$6];[.E$4]+([.E$7]-[.E$5])*[.E$6]+([.$C61]-[.E$7])*[.E$8]))" office:value-type="float" office:value="44.95">
            <text:p>44.95</text:p>
          </table:table-cell>
          <table:table-cell table:style-name="ce5" table:formula="of:=IF([.$C61]&lt;=[.F$5];[.F$4];IF([.$C61]&lt;=[.F$7];[.F$4]+([.$C61]-[.F$5])*[.F$6];[.F$4]+([.F$7]-[.F$5])*[.F$6]+([.$C61]-[.F$7])*[.F$8]))" office:value-type="float" office:value="29.75">
            <text:p>29.75</text:p>
          </table:table-cell>
        </table:table-row>
        <table:table-row table:style-name="ro1" table:number-rows-repeated="104851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2/10/2015</text:date>, <text:time>10:0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5-02-10T09:33:31.04</meta:creation-date>
    <dc:date>2015-02-10T10:06:24.31</dc:date>
    <dc:creator>RCC RCCD</dc:creator>
    <meta:editing-duration>PT2M14S</meta:editing-duration>
    <meta:editing-cycles>1</meta:editing-cycles>
    <meta:document-statistic meta:table-count="3" meta:cell-count="229" meta:object-count="0"/>
    <meta:generator>OpenOffice/4.1.0$Win32 OpenOffice.org_project/410m18$Build-9764</meta:generator>
  </office:meta>
</office:document-meta>
</file>